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Deployer.createEndpoint( Objec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NDeployer.deploy( String serviceUnitName , String serviceUnitRoot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SNDeployer.canDeploy( String serviceUnitName , String serviceUnit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NDeployer.WSNDeployer( ServiceMix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NDeployer.createEndpoint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